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26cm" svg:height="8.021cm" svg:x="0.34cm" svg:y="1.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6-05T08:36:09.262643081</dc:date>
    <meta:editing-duration>PT3M42S</meta:editing-duration>
    <meta:editing-cycles>18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261cm" svg:height="8.022cm" xlink:href="." xlink:type="simple" chart:class="chart:scatter" chart:style-name="ch1">
        <chart:plot-area chart:style-name="ch2" chart:data-source-has-labels="both" svg:x="0.285cm" svg:y="0.16cm" svg:width="13.691cm" svg:height="7.702cm">
          <chart:coordinate-region svg:x="0.827cm" svg:y="0.36cm" svg:width="13.055cm" svg:height="7.303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